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apiro-Wilk normality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string" table:style-name="ce1">
            <text:p>0.641119227471943</text:p>
          </table:table-cell>
          <table:table-cell office:value-type="string" table:style-name="ce1">
            <text:p>8.09975026890595e-06</text:p>
          </table:table-cell>
        </table:table-row>
        <table:table-row table:style-name="ro1">
          <table:table-cell office:value-type="string" table:style-name="ce1">
            <text:p>divga</text:p>
          </table:table-cell>
          <table:table-cell office:value-type="string" table:style-name="ce1">
            <text:p>0.828189329155455</text:p>
          </table:table-cell>
          <table:table-cell office:value-type="string" table:style-name="ce1">
            <text:p>0.00234763484702271</text:p>
          </table:table-cell>
        </table:table-row>
        <table:table-row table:style-name="ro1">
          <table:table-cell office:value-type="string" table:style-name="ce1">
            <text:p>igdeci</text:p>
          </table:table-cell>
          <table:table-cell office:value-type="string" table:style-name="ce1">
            <text:p>0.641119227471943</text:p>
          </table:table-cell>
          <table:table-cell office:value-type="string" table:style-name="ce1">
            <text:p>8.09975026890591e-06</text:p>
          </table:table-cell>
        </table:table-row>
        <table:table-row table:style-name="ro1">
          <table:table-cell office:value-type="string" table:style-name="ce1">
            <text:p>igdecn</text:p>
          </table:table-cell>
          <table:table-cell office:value-type="string" table:style-name="ce1">
            <text:p>0.65653933719465</text:p>
          </table:table-cell>
          <table:table-cell office:value-type="string" table:style-name="ce1">
            <text:p>1.20426749826307e-05</text:p>
          </table:table-cell>
        </table:table-row>
        <table:table-row table:style-name="ro1">
          <table:table-cell office:value-type="string" table:style-name="ce1">
            <text:p>qaoai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</table:table-row>
        <table:table-row table:style-name="ro1">
          <table:table-cell office:value-type="string" table:style-name="ce1">
            <text:p>qaoan</text:p>
          </table:table-cell>
          <table:table-cell office:value-type="string" table:style-name="ce1">
            <text:p>0.942073304960484</text:p>
          </table:table-cell>
          <table:table-cell office:value-type="string" table:style-name="ce1">
            <text:p>0.262343498695083</text:p>
          </table:table-cell>
        </table:table-row>
      </table:table>
      <table:table table:name="Kruskal-Wallis rank sum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74.5345388788427" table:style-name="ce1">
            <text:p>74.5345388788427</text:p>
          </table:table-cell>
          <table:table-cell office:value-type="float" office:value="4" table:style-name="ce1">
            <text:p>4</text:p>
          </table:table-cell>
          <table:table-cell office:value-type="float" office:value="2.49952797109218e-15" table:style-name="ce1">
            <text:p>2.49952797109218e-15</text:p>
          </table:table-cell>
        </table:table-row>
      </table:table>
      <table:table table:name="Dunn (1964) Kruskal-Wallis multiple comparison (ju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-0.175675738333954" table:style-name="ce1">
            <text:p>-0.175675738333954</text:p>
          </table:table-cell>
          <table:table-cell office:value-type="float" office:value="0.860548696852374" table:style-name="ce1">
            <text:p>0.860548696852374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add.greedy - igdeci</text:p>
          </table:table-cell>
          <table:table-cell office:value-type="float" office:value="5.48986682293609" table:style-name="ce1">
            <text:p>5.48986682293609</text:p>
          </table:table-cell>
          <table:table-cell office:value-type="float" office:value="4.02236914302146e-08" table:style-name="ce1">
            <text:p>4.02236914302146e-08</text:p>
          </table:table-cell>
          <table:table-cell office:value-type="float" office:value="4.02236914302146e-07" table:style-name="ce1">
            <text:p>4.02236914302146e-07</text:p>
          </table:table-cell>
        </table:table-row>
        <table:table-row table:style-name="ro1">
          <table:table-cell office:value-type="string" table:style-name="ce1">
            <text:p>divga - igdeci</text:p>
          </table:table-cell>
          <table:table-cell office:value-type="float" office:value="5.66554256127005" table:style-name="ce1">
            <text:p>5.66554256127005</text:p>
          </table:table-cell>
          <table:table-cell office:value-type="float" office:value="1.46560038828574e-08" table:style-name="ce1">
            <text:p>1.46560038828574e-08</text:p>
          </table:table-cell>
          <table:table-cell office:value-type="float" office:value="1.46560038828574e-07" table:style-name="ce1">
            <text:p>1.46560038828574e-07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6.32432658002238" table:style-name="ce1">
            <text:p>6.32432658002238</text:p>
          </table:table-cell>
          <table:table-cell office:value-type="float" office:value="2.54339308957859e-10" table:style-name="ce1">
            <text:p>2.54339308957859e-10</text:p>
          </table:table-cell>
          <table:table-cell office:value-type="float" office:value="2.54339308957859e-09" table:style-name="ce1">
            <text:p>2.54339308957859e-09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6.50000231835634" table:style-name="ce1">
            <text:p>6.50000231835634</text:p>
          </table:table-cell>
          <table:table-cell office:value-type="float" office:value="8.03187738898106e-11" table:style-name="ce1">
            <text:p>8.03187738898106e-11</text:p>
          </table:table-cell>
          <table:table-cell office:value-type="float" office:value="8.03187738898106e-10" table:style-name="ce1">
            <text:p>8.03187738898106e-10</text:p>
          </table:table-cell>
        </table:table-row>
        <table:table-row table:style-name="ro1">
          <table:table-cell office:value-type="string" table:style-name="ce1">
            <text:p>igdeci - igdecn</text:p>
          </table:table-cell>
          <table:table-cell office:value-type="float" office:value="0.834459757086287" table:style-name="ce1">
            <text:p>0.834459757086287</text:p>
          </table:table-cell>
          <table:table-cell office:value-type="float" office:value="0.40402195558483" table:style-name="ce1">
            <text:p>0.4040219555848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4.00760278074335" table:style-name="ce1">
            <text:p>4.00760278074335</text:p>
          </table:table-cell>
          <table:table-cell office:value-type="float" office:value="6.13381705702351e-05" table:style-name="ce1">
            <text:p>6.13381705702351e-05</text:p>
          </table:table-cell>
          <table:table-cell office:value-type="float" office:value="0.000613381705702351" table:style-name="ce1">
            <text:p>0.000613381705702351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4.1832785190773" table:style-name="ce1">
            <text:p>4.1832785190773</text:p>
          </table:table-cell>
          <table:table-cell office:value-type="float" office:value="2.87335012481258e-05" table:style-name="ce1">
            <text:p>2.87335012481258e-05</text:p>
          </table:table-cell>
          <table:table-cell office:value-type="float" office:value="0.000287335012481258" table:style-name="ce1">
            <text:p>0.000287335012481258</text:p>
          </table:table-cell>
        </table:table-row>
        <table:table-row table:style-name="ro1">
          <table:table-cell office:value-type="string" table:style-name="ce1">
            <text:p>igdeci - qaoan</text:p>
          </table:table-cell>
          <table:table-cell office:value-type="float" office:value="-1.48226404219275" table:style-name="ce1">
            <text:p>-1.48226404219275</text:p>
          </table:table-cell>
          <table:table-cell office:value-type="float" office:value="0.138270052017516" table:style-name="ce1">
            <text:p>0.138270052017516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-2.31672379927903" table:style-name="ce1">
            <text:p>-2.31672379927903</text:p>
          </table:table-cell>
          <table:table-cell office:value-type="float" office:value="0.0205187822784317" table:style-name="ce1">
            <text:p>0.0205187822784317</text:p>
          </table:table-cell>
          <table:table-cell office:value-type="float" office:value="0.205187822784317" table:style-name="ce1">
            <text:p>0.205187822784317</text:p>
          </table:table-cell>
        </table:table-row>
      </table:table>
      <table:table table:name="Vargha and Delaney A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0.45" table:style-name="ce1">
            <text:p>0.45</text:p>
          </table:table-cell>
          <table:table-cell office:value-type="string" table:style-name="ce1">
            <text:p>negligible</text:p>
          </table:table-cell>
        </table:table-row>
        <table:table-row table:style-name="ro1">
          <table:table-cell office:value-type="string" table:style-name="ce1">
            <text:p>divga - add.greedy</text:p>
          </table:table-cell>
          <table:table-cell office:value-type="float" office:value="0.55" table:style-name="ce1">
            <text:p>0.55</text:p>
          </table:table-cell>
          <table:table-cell office:value-type="string" table:style-name="ce1">
            <text:p>negligible</text:p>
          </table:table-cell>
        </table:table-row>
        <table:table-row table:style-name="ro1">
          <table:table-cell office:value-type="string" table:style-name="ce1">
            <text:p>add.greedy - igdec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i - igdecn</text:p>
          </table:table-cell>
          <table:table-cell office:value-type="float" office:value="0.65" table:style-name="ce1">
            <text:p>0.65</text:p>
          </table:table-cell>
          <table:table-cell office:value-type="string" table:style-name="ce1">
            <text:p>small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0.975" table:style-name="ce1">
            <text:p>0.9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955" table:style-name="ce1">
            <text:p>0.95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i - qaoan</text:p>
          </table:table-cell>
          <table:table-cell office:value-type="float" office:value="0.275" table:style-name="ce1">
            <text:p>0.275</text:p>
          </table:table-cell>
          <table:table-cell office:value-type="string" table:style-name="ce1">
            <text:p>medium</text:p>
          </table:table-cell>
        </table:table-row>
        <table:table-row table:style-name="ro1">
          <table:table-cell office:value-type="string" table:style-name="ce1">
            <text:p>qaoan - igdeci</text:p>
          </table:table-cell>
          <table:table-cell office:value-type="float" office:value="0.725" table:style-name="ce1">
            <text:p>0.725</text:p>
          </table:table-cell>
          <table:table-cell office:value-type="string" table:style-name="ce1">
            <text:p>medium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195" table:style-name="ce1">
            <text:p>0.19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n</text:p>
          </table:table-cell>
          <table:table-cell office:value-type="float" office:value="0.805" table:style-name="ce1">
            <text:p>0.805</text:p>
          </table:table-cell>
          <table:table-cell office:value-type="string" table:style-name="ce1">
            <text:p>large</text:p>
          </table:table-cell>
        </table:table-row>
      </table:table>
      <table:table table:name="Shapiro-Wilk normality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string" table:style-name="ce1">
            <text:p>0.641119227471943</text:p>
          </table:table-cell>
          <table:table-cell office:value-type="string" table:style-name="ce1">
            <text:p>8.09975026890595e-06</text:p>
          </table:table-cell>
        </table:table-row>
        <table:table-row table:style-name="ro1">
          <table:table-cell office:value-type="string" table:style-name="ce1">
            <text:p>divga</text:p>
          </table:table-cell>
          <table:table-cell office:value-type="string" table:style-name="ce1">
            <text:p>0.641119227471943</text:p>
          </table:table-cell>
          <table:table-cell office:value-type="string" table:style-name="ce1">
            <text:p>8.09975026890588e-06</text:p>
          </table:table-cell>
        </table:table-row>
        <table:table-row table:style-name="ro1">
          <table:table-cell office:value-type="string" table:style-name="ce1">
            <text:p>igdeci</text:p>
          </table:table-cell>
          <table:table-cell office:value-type="string" table:style-name="ce1">
            <text:p>0.641119227471943</text:p>
          </table:table-cell>
          <table:table-cell office:value-type="string" table:style-name="ce1">
            <text:p>8.09975026890591e-06</text:p>
          </table:table-cell>
        </table:table-row>
        <table:table-row table:style-name="ro1">
          <table:table-cell office:value-type="string" table:style-name="ce1">
            <text:p>igdecn</text:p>
          </table:table-cell>
          <table:table-cell office:value-type="string" table:style-name="ce1">
            <text:p>0.585275390623861</text:p>
          </table:table-cell>
          <table:table-cell office:value-type="string" table:style-name="ce1">
            <text:p>2.08046221231768e-06</text:p>
          </table:table-cell>
        </table:table-row>
        <table:table-row table:style-name="ro1">
          <table:table-cell office:value-type="string" table:style-name="ce1">
            <text:p>qaoai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</table:table-row>
        <table:table-row table:style-name="ro1">
          <table:table-cell office:value-type="string" table:style-name="ce1">
            <text:p>qaoan</text:p>
          </table:table-cell>
          <table:table-cell office:value-type="string" table:style-name="ce1">
            <text:p>0.8418933045476</text:p>
          </table:table-cell>
          <table:table-cell office:value-type="string" table:style-name="ce1">
            <text:p>0.00391040610733446</text:p>
          </table:table-cell>
        </table:table-row>
      </table:table>
      <table:table table:name="Kruskal-Wallis rank sum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84.3093652636081" table:style-name="ce1">
            <text:p>84.3093652636081</text:p>
          </table:table-cell>
          <table:table-cell office:value-type="float" office:value="4" table:style-name="ce1">
            <text:p>4</text:p>
          </table:table-cell>
          <table:table-cell office:value-type="float" office:value="2.1256016263594e-17" table:style-name="ce1">
            <text:p>2.1256016263594e-17</text:p>
          </table:table-cell>
        </table:table-row>
      </table:table>
      <table:table table:name="Dunn (1964) Kruskal-Wallis multiple comparison (jmh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-3.2444683112588" table:style-name="ce1">
            <text:p>-3.2444683112588</text:p>
          </table:table-cell>
          <table:table-cell office:value-type="float" office:value="0.00117670109408339" table:style-name="ce1">
            <text:p>0.00117670109408339</text:p>
          </table:table-cell>
          <table:table-cell office:value-type="float" office:value="0.0117670109408339" table:style-name="ce1">
            <text:p>0.0117670109408339</text:p>
          </table:table-cell>
        </table:table-row>
        <table:table-row table:style-name="ro1">
          <table:table-cell office:value-type="string" table:style-name="ce1">
            <text:p>add.greedy - igdeci</text:p>
          </table:table-cell>
          <table:table-cell office:value-type="float" office:value="4.01434214782869" table:style-name="ce1">
            <text:p>4.01434214782869</text:p>
          </table:table-cell>
          <table:table-cell office:value-type="float" office:value="5.96118221448306e-05" table:style-name="ce1">
            <text:p>5.96118221448306e-05</text:p>
          </table:table-cell>
          <table:table-cell office:value-type="float" office:value="0.000596118221448306" table:style-name="ce1">
            <text:p>0.000596118221448306</text:p>
          </table:table-cell>
        </table:table-row>
        <table:table-row table:style-name="ro1">
          <table:table-cell office:value-type="string" table:style-name="ce1">
            <text:p>divga - igdeci</text:p>
          </table:table-cell>
          <table:table-cell office:value-type="float" office:value="7.25881045908749" table:style-name="ce1">
            <text:p>7.25881045908749</text:p>
          </table:table-cell>
          <table:table-cell office:value-type="float" office:value="3.90509221041145e-13" table:style-name="ce1">
            <text:p>3.90509221041145e-13</text:p>
          </table:table-cell>
          <table:table-cell office:value-type="float" office:value="3.90509221041145e-12" table:style-name="ce1">
            <text:p>3.90509221041145e-12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4.34428807778721" table:style-name="ce1">
            <text:p>4.34428807778721</text:p>
          </table:table-cell>
          <table:table-cell office:value-type="float" office:value="1.3972805654692e-05" table:style-name="ce1">
            <text:p>1.3972805654692e-05</text:p>
          </table:table-cell>
          <table:table-cell office:value-type="float" office:value="0.00013972805654692" table:style-name="ce1">
            <text:p>0.00013972805654692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7.58875638904601" table:style-name="ce1">
            <text:p>7.58875638904601</text:p>
          </table:table-cell>
          <table:table-cell office:value-type="float" office:value="3.22990350861639e-14" table:style-name="ce1">
            <text:p>3.22990350861639e-14</text:p>
          </table:table-cell>
          <table:table-cell office:value-type="float" office:value="3.22990350861639e-13" table:style-name="ce1">
            <text:p>3.22990350861639e-13</text:p>
          </table:table-cell>
        </table:table-row>
        <table:table-row table:style-name="ro1">
          <table:table-cell office:value-type="string" table:style-name="ce1">
            <text:p>igdeci - igdecn</text:p>
          </table:table-cell>
          <table:table-cell office:value-type="float" office:value="0.329945929958522" table:style-name="ce1">
            <text:p>0.329945929958522</text:p>
          </table:table-cell>
          <table:table-cell office:value-type="float" office:value="0.74144081787967" table:style-name="ce1">
            <text:p>0.74144081787967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-0.714882848243465" table:style-name="ce1">
            <text:p>-0.714882848243465</text:p>
          </table:table-cell>
          <table:table-cell office:value-type="float" office:value="0.474681436176623" table:style-name="ce1">
            <text:p>0.47468143617662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2.52958546301534" table:style-name="ce1">
            <text:p>2.52958546301534</text:p>
          </table:table-cell>
          <table:table-cell office:value-type="float" office:value="0.0114197358764932" table:style-name="ce1">
            <text:p>0.0114197358764932</text:p>
          </table:table-cell>
          <table:table-cell office:value-type="float" office:value="0.114197358764932" table:style-name="ce1">
            <text:p>0.114197358764932</text:p>
          </table:table-cell>
        </table:table-row>
        <table:table-row table:style-name="ro1">
          <table:table-cell office:value-type="string" table:style-name="ce1">
            <text:p>igdeci - qaoan</text:p>
          </table:table-cell>
          <table:table-cell office:value-type="float" office:value="-4.72922499607215" table:style-name="ce1">
            <text:p>-4.72922499607215</text:p>
          </table:table-cell>
          <table:table-cell office:value-type="float" office:value="2.25378507837134e-06" table:style-name="ce1">
            <text:p>2.25378507837134e-06</text:p>
          </table:table-cell>
          <table:table-cell office:value-type="float" office:value="2.25378507837134e-05" table:style-name="ce1">
            <text:p>2.25378507837134e-05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-5.05917092603067" table:style-name="ce1">
            <text:p>-5.05917092603067</text:p>
          </table:table-cell>
          <table:table-cell office:value-type="float" office:value="4.21083288409505e-07" table:style-name="ce1">
            <text:p>4.21083288409505e-07</text:p>
          </table:table-cell>
          <table:table-cell office:value-type="float" office:value="4.21083288409505e-06" table:style-name="ce1">
            <text:p>4.21083288409505e-06</text:p>
          </table:table-cell>
        </table:table-row>
      </table:table>
      <table:table table:name="Vargha and Delaney A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add.greed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i - igdecn</text:p>
          </table:table-cell>
          <table:table-cell office:value-type="float" office:value="0.575" table:style-name="ce1">
            <text:p>0.575</text:p>
          </table:table-cell>
          <table:table-cell office:value-type="string" table:style-name="ce1">
            <text:p>small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small</text:p>
          </table:table-cell>
        </table:table-row>
        <table:table-row table:style-name="ro1">
          <table:table-cell office:value-type="string" table:style-name="ce1">
            <text:p>qaoan - add.greedy</text:p>
          </table:table-cell>
          <table:table-cell office:value-type="float" office:value="0.6" table:style-name="ce1">
            <text:p>0.6</text:p>
          </table:table-cell>
          <table:table-cell office:value-type="string" table:style-name="ce1">
            <text:p>small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875" table:style-name="ce1">
            <text:p>0.8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i - qaoa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